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 3" text:anchor-type="paragraph" svg:x="0.56736in" svg:y="0.00208in" svg:width="3.05208in" svg:height="4.05139in" style:rel-width="scale" style:rel-height="scale"><draw:image xlink:href="media/image1.png" xlink:type="simple" xlink:show="embed" xlink:actuate="onLoad"/><svg:title/><svg:desc/></draw:frame><draw:frame draw:style-name="a1" draw:name="Image 1" text:anchor-type="as-char" svg:x="0in" svg:y="0in" svg:width="5.83333in" svg:height="3.88542in" style:rel-width="scale" style:rel-height="scale"><draw:image xlink:href="media/image2.jpeg" xlink:type="simple" xlink:show="embed" xlink:actuate="onLoad"/><svg:title/><svg:desc>Week-end insolite et gourmand</svg:desc></draw:frame><draw:frame draw:style-name="a2" draw:name="Image 2" text:anchor-type="as-char" svg:x="0in" svg:y="0in" svg:width="6.51042in" svg:height="2.08333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bastien leveque</meta:initial-creator>
    <dc:creator>sebastien leveque</dc:creator>
    <meta:creation-date>2018-05-11T14:20:00Z</meta:creation-date>
    <dc:date>2018-05-11T14:27:00Z</dc:date>
    <meta:print-date>2018-05-11T14:24:00Z</meta:print-date>
    <meta:template xlink:href="Normal.dotm" xlink:type="simple"/>
    <meta:editing-cycles>1</meta:editing-cycles>
    <meta:editing-duration>PT420S</meta:editing-duration>
    <meta:document-statistic meta:page-count="1" meta:paragraph-count="1" meta:word-count="0" meta:character-count="3" meta:row-count="1" meta:non-whitespace-character-count="3"/>
  </office:meta>
</office:document-meta>
</file>